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2r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scaled std</text:p>
          </table:table-cell>
          <table:table-cell office:value-type="string" calcext:value-type="string">
            <text:p>scaled ma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ert</text:p>
          </table:table-cell>
          <table:table-cell office:value-type="float" office:value="-6.14714037956456" calcext:value-type="float">
            <text:p>-6.147140379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f dem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-28.87" calcext:value-type="float">
            <text:p>-28.8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ginal</text:p>
          </table:table-cell>
          <table:table-cell table:formula="of:=AVERAGE([.F5:.J5])" office:value-type="float" office:value="-13.0572635279064" calcext:value-type="float">
            <text:p>-13.0572635279</text:p>
          </table:table-cell>
          <table:table-cell table:formula="of:=([.B5]-[.B$4])/([.B$2]-[.B$4])" office:value-type="float" office:value="0.695895531470551" calcext:value-type="float">
            <text:p>0.6958955315</text:p>
          </table:table-cell>
          <table:table-cell table:formula="of:=STDEV([.F5:.J5])/([.B$2]-[.B$4])" office:value-type="float" office:value="0.23708849506483" calcext:value-type="float">
            <text:p>0.2370884951</text:p>
          </table:table-cell>
          <table:table-cell table:formula="of:=(MAX([.F5:.J5])-[.B$4])/([.B$2]-[.B$4])" office:value-type="float" office:value="0.956152364878083" calcext:value-type="float">
            <text:p>0.9561523649</text:p>
          </table:table-cell>
          <table:table-cell office:value-type="float" office:value="-20.7071909427998" calcext:value-type="float">
            <text:p>-20.7071909428</text:p>
          </table:table-cell>
          <table:table-cell office:value-type="float" office:value="-15.601535222884" calcext:value-type="float">
            <text:p>-15.6015352229</text:p>
          </table:table-cell>
          <table:table-cell office:value-type="float" office:value="-9.05094204506931" calcext:value-type="float">
            <text:p>-9.0509420451</text:p>
          </table:table-cell>
          <table:table-cell office:value-type="float" office:value="-7.14348403712794" calcext:value-type="float">
            <text:p>-7.1434840371</text:p>
          </table:table-cell>
          <table:table-cell office:value-type="float" office:value="-12.7831653916508" calcext:value-type="float">
            <text:p>-12.7831653917</text:p>
          </table:table-cell>
        </table:table-row>
        <table:table-row table:style-name="ro1">
          <table:table-cell office:value-type="string" calcext:value-type="string">
            <text:p>+t</text:p>
          </table:table-cell>
          <table:table-cell table:formula="of:=AVERAGE([.F6:.J6])" office:value-type="string" office:string-value="" calcext:value-type="error">
            <text:p>#DIV/0!</text:p>
          </table:table-cell>
          <table:table-cell table:formula="of:=([.B6]-[.B$4])/([.B$2]-[.B$4])" office:value-type="string" office:string-value="" calcext:value-type="error">
            <text:p>#DIV/0!</text:p>
          </table:table-cell>
          <table:table-cell table:formula="of:=STDEV([.F6:.J6])/([.B$2]-[.B$4])" office:value-type="string" office:string-value="" calcext:value-type="error">
            <text:p>#DIV/0!</text:p>
          </table:table-cell>
          <table:table-cell table:formula="of:=(MAX([.F6:.J6])-[.B$4])/([.B$2]-[.B$4])" office:value-type="float" office:value="1.27052670668423" calcext:value-type="float">
            <text:p>1.2705267067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float" office:value="-6.25425703418009" calcext:value-type="float">
            <text:p>-6.254257034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7.52778699342696" calcext:value-type="float">
            <text:p>-7.5277869934</text:p>
          </table:table-cell>
          <table:table-cell office:value-type="float" office:value="-6.24086881203681" calcext:value-type="float">
            <text:p>-6.240868812</text:p>
          </table:table-cell>
          <table:table-cell table:number-columns-repeated="8"/>
        </table:table-row>
      </table:table>
      <table:table table:name="r2r0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scaled std</text:p>
          </table:table-cell>
          <table:table-cell office:value-type="string" calcext:value-type="string">
            <text:p>scaled ma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ert</text:p>
          </table:table-cell>
          <table:table-cell office:value-type="float" office:value="-6.14714037956456" calcext:value-type="float">
            <text:p>-6.147140379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f dem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-28.87" calcext:value-type="float">
            <text:p>-28.8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ginal</text:p>
          </table:table-cell>
          <table:table-cell table:formula="of:=AVERAGE([.F5:.J5])" office:value-type="float" office:value="-12.1018877766692" calcext:value-type="float">
            <text:p>-12.1018877767</text:p>
          </table:table-cell>
          <table:table-cell table:formula="of:=([.B5]-[.B$4])/([.B$2]-[.B$4])" office:value-type="float" office:value="0.737940228625565" calcext:value-type="float">
            <text:p>0.7379402286</text:p>
          </table:table-cell>
          <table:table-cell table:formula="of:=STDEV([.F5:.J5])/([.B$2]-[.B$4])" office:value-type="float" office:value="0.232993118289766" calcext:value-type="float">
            <text:p>0.2329931183</text:p>
          </table:table-cell>
          <table:table-cell table:formula="of:=(MAX([.F5:.J5])-[.B$4])/([.B$2]-[.B$4])" office:value-type="float" office:value="0.947963212243762" calcext:value-type="float">
            <text:p>0.9479632122</text:p>
          </table:table-cell>
          <table:table-cell office:value-type="float" office:value="-19.5355865406713" calcext:value-type="float">
            <text:p>-19.5355865407</text:p>
          </table:table-cell>
          <table:table-cell office:value-type="float" office:value="-7.32956500284795" calcext:value-type="float">
            <text:p>-7.3295650028</text:p>
          </table:table-cell>
          <table:table-cell office:value-type="float" office:value="-10.4447885110838" calcext:value-type="float">
            <text:p>-10.4447885111</text:p>
          </table:table-cell>
          <table:table-cell office:value-type="float" office:value="-7.67342988447434" calcext:value-type="float">
            <text:p>-7.6734298845</text:p>
          </table:table-cell>
          <table:table-cell office:value-type="float" office:value="-15.5260689442688" calcext:value-type="float">
            <text:p>-15.5260689443</text:p>
          </table:table-cell>
        </table:table-row>
        <table:table-row table:style-name="ro1">
          <table:table-cell office:value-type="string" calcext:value-type="string">
            <text:p>+t</text:p>
          </table:table-cell>
          <table:table-cell table:formula="of:=AVERAGE([.F6:.J6])" office:value-type="float" office:value="-10.1602215678518" calcext:value-type="float">
            <text:p>-10.1602215679</text:p>
          </table:table-cell>
          <table:table-cell table:formula="of:=([.B6]-[.B$4])/([.B$2]-[.B$4])" office:value-type="float" office:value="0.823390134194283" calcext:value-type="float">
            <text:p>0.8233901342</text:p>
          </table:table-cell>
          <table:table-cell table:formula="of:=STDEV([.F6:.J6])/([.B$2]-[.B$4])" office:value-type="float" office:value="0.13260324899336" calcext:value-type="float">
            <text:p>0.132603249</text:p>
          </table:table-cell>
          <table:table-cell table:formula="of:=(MAX([.F6:.J6])-[.B$4])/([.B$2]-[.B$4])" office:value-type="float" office:value="0.954806112444939" calcext:value-type="float">
            <text:p>0.9548061124</text:p>
          </table:table-cell>
          <table:table-cell office:value-type="float" office:value="-10.1613909367686" calcext:value-type="float">
            <text:p>-10.1613909368</text:p>
          </table:table-cell>
          <table:table-cell office:value-type="float" office:value="-12.5586705681422" calcext:value-type="float">
            <text:p>-12.5586705681</text:p>
          </table:table-cell>
          <table:table-cell office:value-type="float" office:value="-7.17674582319072" calcext:value-type="float">
            <text:p>-7.1767458232</text:p>
          </table:table-cell>
          <table:table-cell office:value-type="float" office:value="-7.17407474217995" calcext:value-type="float">
            <text:p>-7.1740747422</text:p>
          </table:table-cell>
          <table:table-cell office:value-type="float" office:value="-13.7302257689775" calcext:value-type="float">
            <text:p>-13.730225769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float" office:value="-6.25425703418009" calcext:value-type="float">
            <text:p>-6.254257034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7.52778699342696" calcext:value-type="float">
            <text:p>-7.5277869934</text:p>
          </table:table-cell>
          <table:table-cell office:value-type="float" office:value="-6.24086881203681" calcext:value-type="float">
            <text:p>-6.24086881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8">00/00/0000</text:date>, <text:time style:data-style-name="N2" text:time-value="10:52:29.874295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2T01:02:33.363361387</meta:creation-date>
    <meta:generator>LibreOffice/5.1.6.2$Linux_X86_64 LibreOffice_project/10m0$Build-2</meta:generator>
    <dc:date>2022-01-08T12:49:45.912339901</dc:date>
    <meta:editing-duration>PT10H21M16S</meta:editing-duration>
    <meta:editing-cycles>7</meta:editing-cycles>
    <meta:document-statistic meta:table-count="2" meta:cell-count="73" meta:object-count="0"/>
  </office:meta>
</office:document-meta>
</file>